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0caa8" officeooo:paragraph-rsid="0000caa8"/>
    </style:style>
    <style:style style:name="P2" style:family="paragraph" style:parent-style-name="Preformatted_20_Text">
      <style:text-properties officeooo:rsid="0000caa8" officeooo:paragraph-rsid="000583a7"/>
    </style:style>
    <style:style style:name="P3" style:family="paragraph" style:parent-style-name="Preformatted_20_Text">
      <style:text-properties officeooo:rsid="0004373d" officeooo:paragraph-rsid="0004373d"/>
    </style:style>
    <style:style style:name="P4" style:family="paragraph" style:parent-style-name="Preformatted_20_Text">
      <style:text-properties officeooo:rsid="0004373d" officeooo:paragraph-rsid="00091c56"/>
    </style:style>
    <style:style style:name="P5" style:family="paragraph" style:parent-style-name="Preformatted_20_Text">
      <style:text-properties officeooo:rsid="000583a7" officeooo:paragraph-rsid="00091c56"/>
    </style:style>
    <style:style style:name="P6" style:family="paragraph" style:parent-style-name="Preformatted_20_Text">
      <style:text-properties officeooo:rsid="000583a7" officeooo:paragraph-rsid="000a2ba8"/>
    </style:style>
    <style:style style:name="P7" style:family="paragraph" style:parent-style-name="Preformatted_20_Text">
      <style:text-properties officeooo:rsid="000c1be1" officeooo:paragraph-rsid="000c1be1"/>
    </style:style>
    <style:style style:name="P8" style:family="paragraph" style:parent-style-name="Preformatted_20_Text">
      <style:text-properties officeooo:rsid="000f8a8c" officeooo:paragraph-rsid="000f8a8c"/>
    </style:style>
    <style:style style:name="P9" style:family="paragraph" style:parent-style-name="Preformatted_20_Text">
      <style:text-properties officeooo:rsid="00114d78" officeooo:paragraph-rsid="00114d78"/>
    </style:style>
    <style:style style:name="P10" style:family="paragraph" style:parent-style-name="Preformatted_20_Text">
      <style:text-properties officeooo:rsid="00126587" officeooo:paragraph-rsid="00126587"/>
    </style:style>
    <style:style style:name="P11" style:family="paragraph" style:parent-style-name="Preformatted_20_Text">
      <style:text-properties officeooo:rsid="000583a7" officeooo:paragraph-rsid="000583a7"/>
    </style:style>
    <style:style style:name="P12" style:family="paragraph" style:parent-style-name="Preformatted_20_Text">
      <style:text-properties officeooo:rsid="00091c56" officeooo:paragraph-rsid="000a2ba8"/>
    </style:style>
    <style:style style:name="P13" style:family="paragraph" style:parent-style-name="Preformatted_20_Text">
      <style:text-properties officeooo:rsid="00126587" officeooo:paragraph-rsid="00126587"/>
    </style:style>
    <style:style style:name="P14" style:family="paragraph" style:parent-style-name="Preformatted_20_Text">
      <style:text-properties officeooo:rsid="00142c95" officeooo:paragraph-rsid="00142c95"/>
    </style:style>
    <style:style style:name="P15" style:family="paragraph" style:parent-style-name="Preformatted_20_Text">
      <style:text-properties officeooo:rsid="001607a2" officeooo:paragraph-rsid="001607a2"/>
    </style:style>
    <style:style style:name="P16" style:family="paragraph" style:parent-style-name="Preformatted_20_Text">
      <style:text-properties officeooo:rsid="0017678d" officeooo:paragraph-rsid="0017678d"/>
    </style:style>
    <style:style style:name="P17" style:family="paragraph" style:parent-style-name="Preformatted_20_Text">
      <style:text-properties officeooo:rsid="0000caa8" officeooo:paragraph-rsid="00194534"/>
    </style:style>
    <style:style style:name="P18" style:family="paragraph" style:parent-style-name="Preformatted_20_Text">
      <style:text-properties officeooo:rsid="00194534" officeooo:paragraph-rsid="00194534"/>
    </style:style>
    <style:style style:name="P19" style:family="paragraph" style:parent-style-name="Preformatted_20_Text">
      <style:text-properties officeooo:rsid="001a0fbd" officeooo:paragraph-rsid="001a0fbd"/>
    </style:style>
    <style:style style:name="P20" style:family="paragraph" style:parent-style-name="Preformatted_20_Text">
      <style:text-properties officeooo:rsid="001a47b5" officeooo:paragraph-rsid="001a47b5"/>
    </style:style>
    <style:style style:name="P21" style:family="paragraph" style:parent-style-name="Preformatted_20_Text">
      <style:text-properties officeooo:rsid="001c203b" officeooo:paragraph-rsid="001c203b"/>
    </style:style>
    <style:style style:name="P22" style:family="paragraph" style:parent-style-name="Preformatted_20_Text">
      <style:text-properties officeooo:rsid="001da025" officeooo:paragraph-rsid="001da025"/>
    </style:style>
    <style:style style:name="P23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17678d" officeooo:paragraph-rsid="0017678d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fo:font-weight="bold" officeooo:rsid="0017678d" officeooo:paragraph-rsid="0017678d" style:font-name-asian="Nimbus Mono L" style:font-size-asian="10pt" style:font-weight-asian="bold" style:font-name-complex="Liberation Mono" style:font-size-complex="10pt" style:font-weight-complex="bold"/>
    </style:style>
    <style:style style:name="T1" style:family="text">
      <style:text-properties officeooo:rsid="000583a7"/>
    </style:style>
    <style:style style:name="T2" style:family="text">
      <style:text-properties officeooo:rsid="000cd293"/>
    </style:style>
    <style:style style:name="T3" style:family="text">
      <style:text-properties officeooo:rsid="0010514a"/>
    </style:style>
    <style:style style:name="T4" style:family="text">
      <style:text-properties officeooo:rsid="0012979e"/>
    </style:style>
    <style:style style:name="T5" style:family="text">
      <style:text-properties officeooo:rsid="001767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94534"/>
    </style:style>
    <style:style style:name="T8" style:family="text">
      <style:text-properties officeooo:rsid="001ccd56"/>
    </style:style>
    <style:style style:name="T9" style:family="text">
      <style:text-properties officeooo:rsid="001d9b15"/>
    </style:style>
    <style:style style:name="T10" style:family="text">
      <style:text-properties officeooo:rsid="001e384a"/>
    </style:style>
    <style:style style:name="T11" style:family="text">
      <style:text-properties officeooo:rsid="001f4c79"/>
    </style:style>
    <style:style style:name="T12" style:family="text">
      <style:text-properties officeooo:rsid="0020e1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2:</text:p>
      <text:p text:style-name="P1"/>
      <text:p text:style-name="P2"><text:span text:style-name="T1">5</text:span>:</text:p>
      <text:p text:style-name="P2"><text:s/></text:p>
      <text:p text:style-name="P11">a) P(Meltdown)= 0.0<text:span text:style-name="T12">2578</text:span></text:p>
      <text:p text:style-name="P4"><text:s text:c="3"/><text:span text:style-name="T1">P(Meltdown | IcyWeather)= 0.03472</text:span></text:p>
      <text:p text:style-name="P3"/>
      <text:p text:style-name="P6">b) </text:p>
      <text:p text:style-name="P12">P(Meltdown | PumpFailureWarning, WaterLeakWarning) = 0.14456</text:p>
      <text:p text:style-name="P12">P(Meltdown | PumpFailure, WaterLeak) = 0.2</text:p>
      <text:p text:style-name="P5"><text:s text:c="3"/></text:p>
      <text:p text:style-name="P7">c)</text:p>
      <text:p text:style-name="P7">It's hard to do repeated experiments with variaböes that are unlikely to happen. <text:span text:style-name="T2">Meltdown almost never happens, so it's hard to get the true probability for it.</text:span></text:p>
      <text:p text:style-name="P7"/>
      <text:p text:style-name="P8">d)</text:p>
      <text:p text:style-name="P8">The probability for WaterLeak is increasing as the temperature decreases. Probably in a non-linear curve. <text:span text:style-name="T3">The domain can be the temperature split in sections of 10 degrees each.</text:span></text:p>
      <text:p text:style-name="P8"/>
      <text:p text:style-name="P8"/>
      <text:p text:style-name="P9">6:</text:p>
      <text:p text:style-name="P9">a)</text:p>
      <text:p text:style-name="P9">The probability of all different combinations of outcomes.</text:p>
      <text:p text:style-name="P9"/>
      <text:p text:style-name="P9">b)</text:p>
      <text:p text:style-name="P9">Joint probability is the probability that two or more events happen at the same time. Distribution is mapping all outcomes and their probabilities.</text:p>
      <text:p text:style-name="P9"/>
      <text:p text:style-name="P10"><text:span text:style-name="T4">p(e) = </text:span>0.95*0.9*0.95*0.999*0.9*0.95 = 0.69378</text:p>
      <text:p text:style-name="P10">All probabilities multiplied.</text:p>
      <text:p text:style-name="P10"/>
      <text:p text:style-name="P14">c)</text:p>
      <text:p text:style-name="P14">p(Meltdown | PumpFailure, WaterLeak) = 0.2</text:p>
      <text:p text:style-name="P15">Taken from the probability table for Meltdown. The other variables don't affect this because they only change the probability to get a WaterLeak or PumpFailure, which we already know are true.</text:p>
      <text:p text:style-name="P15"/>
      <text:p text:style-name="P15"/>
      <text:p text:style-name="P16">d)</text:p>
      <text:p text:style-name="P16"/>
      <text:p text:style-name="P16">Given !IcyWeather, !WaterLeak, !WaterLeakWarning, !PumpFailureWarning</text:p>
      <text:p text:style-name="P16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5">P(e)</text:p>
            </table:table-cell>
            <table:table-cell table:style-name="Table1.A1" office:value-type="string">
              <text:p text:style-name="P24">PumpFailure</text:p>
            </table:table-cell>
            <table:table-cell table:style-name="Table1.C1" office:value-type="string">
              <text:p text:style-name="P23">!<text:span text:style-name="T5">Pumpfailure</text:span></text:p>
            </table:table-cell>
          </table:table-row>
        </table:table-header-rows>
        <table:table-row>
          <table:table-cell table:style-name="Table1.A2" office:value-type="string">
            <text:p text:style-name="P24">MeltDown</text:p>
          </table:table-cell>
          <table:table-cell table:style-name="Table1.A2" office:value-type="string">
            <text:p text:style-name="P24">0.00122</text:p>
          </table:table-cell>
          <table:table-cell table:style-name="Table1.C2" office:value-type="string">
            <text:p text:style-name="P24">0.00069</text:p>
          </table:table-cell>
        </table:table-row>
        <table:table-row>
          <table:table-cell table:style-name="Table1.A2" office:value-type="string">
            <text:p text:style-name="P23">!<text:span text:style-name="T5">MeltDown</text:span></text:p>
          </table:table-cell>
          <table:table-cell table:style-name="Table1.A2" office:value-type="string">
            <text:p text:style-name="P24">0.0069</text:p>
          </table:table-cell>
          <table:table-cell table:style-name="Table1.C2" office:value-type="string">
            <text:p text:style-name="P24">0.69378</text:p>
          </table:table-cell>
        </table:table-row>
      </table:table>
      <text:p text:style-name="P16"/>
      <text:p text:style-name="P16">The probabilities above were calculated by multiplying each probability with given example.</text:p>
      <text:p text:style-name="P16"/>
      <text:p text:style-name="P16">Ex:</text:p>
      <text:p text:style-name="P16">!IcyWeather * !WaterLeak * !WaterLeakWarning * !PumpFailureWarning * ḾeltDown * PumpFailure = 0.95 * 0.9 * 0.95 * 0.1 * 0.1 * 0.15 = 0.00122</text:p>
      <text:p text:style-name="P16"/>
      <text:p text:style-name="P16">P(MeltDown | !icyweather, !waterleak, !waterleakwarning, !pumpfailurewarning) =</text:p>
      <text:p text:style-name="P16">a * [P(MeltDown | !icyweather, !waterleak, !waterleakwarning, !pumpfailurewarning, pumpfailure) + P(MeltDown | !icyweather, !waterleak, !waterleakwarning, !pumpfailurewarning, !pumpfailure)]</text:p>
      <text:p text:style-name="P16"/>
      <text:p text:style-name="P16">= a * [(0.00122, 0.00069) + (0.000069, 0.69378)] </text:p>
      <text:p text:style-name="P16">= a * (0.00191, 0.70068)</text:p>
      <text:p text:style-name="P16">= 1.42 * (0.00191, 0.70068) = <text:span text:style-name="T6">(0.00272, 0.99278)</text:span></text:p>
      <text:p text:style-name="P17"><text:soft-page-break/>Part <text:span text:style-name="T7">3</text:span>:</text:p>
      <text:p text:style-name="P18">a) From 0.99 to 0.98.</text:p>
      <text:p text:style-name="P18">b) With the bicycle, he's completely safe. </text:p>
      <text:p text:style-name="P19">c) With increasing variables, it's quickly becoming impossible to solve.</text:p>
      <text:p text:style-name="P19"><text:s text:c="3"/>Alternatives include naive Bayesian networks.</text:p>
      <text:p text:style-name="P19"/>
      <text:p text:style-name="P19"/>
      <text:p text:style-name="P20">Part 4:</text:p>
      <text:p text:style-name="P21">a) Yes, it's possible <text:span text:style-name="T8">in our model since H.S doesn't have to fix as many problems. If you have a pump with 10 times less failure probability, the risk of a meltdown is halved</text:span>.</text:p>
      <text:p text:style-name="P21">b) <text:span text:style-name="T9">The risk is between 2% and 5%, depending on how many warnings are showing. The actual risk has to be calculated in each different case (for example when only PumpFailureWarning is true).</text:span></text:p>
      <text:p text:style-name="P16"/>
      <text:p text:style-name="P22">c)</text:p>
      <text:p text:style-name="P22">There is only a true/false option. A real person could almost fix a problem, or ask for help etc.</text:p>
      <text:p text:style-name="P22">d) Add another variable <text:span text:style-name="T10">(or more)</text:span> called IcyWeatherYesterday which increases the risk of IcyWeat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8:22:21.204650571</dc:date>
    <meta:editing-duration>PT2H11M35S</meta:editing-duration>
    <meta:editing-cycles>32</meta:editing-cycles>
    <meta:generator>LibreOffice/5.0.3.2$Linux_X86_64 LibreOffice_project/00m0$Build-2</meta:generator>
    <meta:document-statistic meta:table-count="1" meta:image-count="0" meta:object-count="0" meta:page-count="2" meta:paragraph-count="53" meta:word-count="390" meta:character-count="2566" meta:non-whitespace-character-count="2214"/>
  </office:meta>
</office:document-meta>
</file>